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pt-br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Jogo de Adivinhação&lt;/title&gt;</text:p>
      <text:p text:style-name="Standard"><text:s text:c="2"/>&lt;link rel="stylesheet" href="styles.css"&gt;</text:p>
      <text:p text:style-name="Standard">&lt;/head&gt;</text:p>
      <text:p text:style-name="Standard">&lt;body&gt;</text:p>
      <text:p text:style-name="Standard"><text:s text:c="2"/>&lt;h1&gt;Jogo de Adivinhação&lt;/h1&gt;</text:p>
      <text:p text:style-name="Standard"><text:s text:c="2"/>&lt;p&gt;Adivinhe um número entre 1 e 10:&lt;/p&gt;</text:p>
      <text:p text:style-name="Standard"/>
      <text:p text:style-name="Standard"><text:s text:c="2"/>&lt;input type="number" id="palpite" min="1" max="10"&gt;</text:p>
      <text:p text:style-name="Standard"><text:s text:c="2"/>&lt;button id="enviarBtn" onclick="verificarPalpite()"&gt;Enviar&lt;/button&gt;</text:p>
      <text:p text:style-name="Standard"/>
      <text:p text:style-name="Standard"><text:s text:c="2"/>&lt;p id="mensagem"&gt;&lt;/p&gt;</text:p>
      <text:p text:style-name="Standard"/>
      <text:p text:style-name="Standard"><text:s text:c="2"/>&lt;script src="script.js"&gt;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8:31:41.255587681</meta:creation-date>
    <dc:date>2025-05-28T18:32:08.730885763</dc:date>
    <meta:editing-duration>PT29S</meta:editing-duration>
    <meta:editing-cycles>1</meta:editing-cycles>
    <meta:document-statistic meta:table-count="0" meta:image-count="0" meta:object-count="0" meta:page-count="1" meta:paragraph-count="17" meta:word-count="43" meta:character-count="493" meta:non-whitespace-character-count="447"/>
    <meta:generator>LibreOffice/24.2.7.2$Linux_X86_64 LibreOffice_project/420$Build-2</meta:generator>
  </office:meta>
</office:document-meta>
</file>